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is is 1 test record text for Gengo automation checking. [[[ comment here ]]] &lt;div class = "ng-binder" id = "label-check"&gt; more texts inside these two blocks of html code test &lt;/div&gt;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03:08.280620792</meta:creation-date>
    <dc:date>2017-05-30T13:04:45.309549183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32" meta:character-count="183" meta:non-whitespace-character-count="152"/>
  </office:meta>
</office:document-meta>
</file>